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7.389cm" style:rel-column-width="25485*"/>
    </style:style>
    <style:style style:name="Tableau1.B" style:family="table-column">
      <style:table-column-properties style:column-width="9.753cm" style:rel-column-width="33637*"/>
    </style:style>
    <style:style style:name="Tableau1.C" style:family="table-column">
      <style:table-column-properties style:column-width="1.859cm" style:rel-column-width="641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 fo:padding="0cm" fo:border="none" style:shadow="none" style:writing-mode="lr-tb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 fo:padding="0cm" fo:border="none" style:shadow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 fo:padding="0cm" fo:border="none" style:shadow="none" style:writing-mode="lr-tb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 fo:padding="0cm" fo:border="none" style:shadow="none" style:writing-mode="lr-tb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 fo:padding="0cm" fo:border="none" style:shadow="none" style:writing-mode="lr-tb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 fo:padding="0cm" fo:border="none" style:shadow="none" style:writing-mode="lr-tb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mandes linux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./fdisk /dev/sdb</text:p>
          </table:table-cell>
          <table:table-cell table:style-name="Tableau1.A1" office:value-type="string">
            <text:p text:style-name="Table_20_Contents">Pour créer des partitions</text:p>
          </table:table-cell>
          <table:table-cell table:style-name="Tableau1.C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<text:span text:style-name="T3">./mkfs.ext3 /dev/sdb1</text:span><text:tab/></text:p>
          </table:table-cell>
          <table:table-cell table:style-name="Tableau1.A2" office:value-type="string">
            <text:p text:style-name="P3">pour formater la partition 1 au format ext3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1">cat /etc/group<text:tab/></text:p>
          </table:table-cell>
          <table:table-cell table:style-name="Tableau1.A2" office:value-type="string">
            <text:p text:style-name="P12">pour voir les groupes d'utilisateurs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<text:span text:style-name="T1">Cat /proc/cpuinfo</text:span><text:span text:style-name="T2"><text:tab/></text:span></text:p>
          </table:table-cell>
          <table:table-cell table:style-name="Tableau1.A2" office:value-type="string">
            <text:p text:style-name="P3">donne les infos sur le systeme 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>cat /proc/cpuinfo | grep -e cpu &gt; info_cpu.log</text:p>
          </table:table-cell>
          <table:table-cell table:style-name="Tableau1.A2" office:value-type="string">
            <text:p text:style-name="P7">execute <text:s/>la comm cat et stocke la reponse dans le fichier créé info_cpu.log dans le repert où l'on se trouve.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>cd ../<text:span text:style-name="T4"><text:tab/></text:span></text:p>
          </table:table-cell>
          <table:table-cell table:style-name="Tableau1.A2" office:value-type="string">
            <text:p text:style-name="P7">remonte d'un répertoire dans l'arborescenc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5">cd .kde</text:p>
          </table:table-cell>
          <table:table-cell table:style-name="Tableau1.A2" office:value-type="string">
            <text:p text:style-name="P3">voir tous les fichiers caches du repertoire kd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<text:span text:style-name="T1">cd ~</text:span><text:span text:style-name="T2"><text:tab/><text:tab/></text:span></text:p>
          </table:table-cell>
          <table:table-cell table:style-name="Tableau1.A2" office:value-type="string">
            <text:p text:style-name="P3">revient dans le repertoire personnel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1">chgr<text:tab/><text:tab/></text:p>
          </table:table-cell>
          <table:table-cell table:style-name="Tableau1.A2" office:value-type="string">
            <text:p text:style-name="P12">pour changer l'aacès à un fichier pour un group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chmod 4755<text:tab/><text:tab/></text:p>
          </table:table-cell>
          <table:table-cell table:style-name="Tableau1.A2" office:value-type="string">
            <text:p text:style-name="P10">ajoute des droits à un super administrateur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>chmod 740 toto <text:tab/></text:p>
          </table:table-cell>
          <table:table-cell table:style-name="Tableau1.A2" office:value-type="string">
            <text:p text:style-name="P7">donne les droits pour le fichier toto 7 au proprietaire 4 au group et 0 aux autres.<text:tab/><text:tab/>r=4<text:tab/> w=2 <text:tab/>x=1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chmod g +x toto <text:tab/></text:p>
          </table:table-cell>
          <table:table-cell table:style-name="Tableau1.A2" office:value-type="string">
            <text:p text:style-name="P10">ajoute le droit à l'execution (x) au groupe pour le fichier toto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chown</text:p>
          </table:table-cell>
          <table:table-cell table:style-name="Tableau1.A2" office:value-type="string">
            <text:p text:style-name="P10">Commande administrateur pour changer les permissions à un fichier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cp</text:p>
          </table:table-cell>
          <table:table-cell table:style-name="Tableau1.A2" office:value-type="string">
            <text:p text:style-name="P10">copi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<text:span text:style-name="T3">cp fdisk /mnt/usb1</text:span><text:tab/><text:tab/></text:p>
          </table:table-cell>
          <table:table-cell table:style-name="Tableau1.A2" office:value-type="string">
            <text:p text:style-name="P3">pour copier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8"><text:span text:style-name="T3">date;pwd</text:span><text:tab/></text:p>
          </table:table-cell>
          <table:table-cell table:style-name="Tableau1.A2" office:value-type="string">
            <text:p text:style-name="P7">combinaison de deux commandes donnant l'heure et le chemin du ficier ou l'on se trouv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df -h</text:p>
          </table:table-cell>
          <table:table-cell table:style-name="Tableau1.A2" office:value-type="string">
            <text:p text:style-name="P10">Donne mes infos sur chaque partition 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>dpkg -i nom_packages .deb<text:span text:style-name="T4"><text:tab/><text:tab/></text:span></text:p>
          </table:table-cell>
          <table:table-cell table:style-name="Tableau1.A2" office:value-type="string">
            <text:p text:style-name="P7">pour installer le packages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8"><text:span text:style-name="T3">fc -l -10</text:span><text:tab/></text:p>
          </table:table-cell>
          <table:table-cell table:style-name="Tableau1.A2" office:value-type="string">
            <text:p text:style-name="P7">affiche les 10 derni commandes effectues dans le bach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<text:span text:style-name="T3">fdisk -l</text:span><text:tab/></text:p>
          </table:table-cell>
          <table:table-cell table:style-name="Tableau1.A2" office:value-type="string">
            <text:p text:style-name="P3">pour voir les disques en utilisateur root <text:s/>(quelquefois <text:s/>devant ./ )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>find / -name <text:s/>*cpuinfo*<text:tab/></text:p>
          </table:table-cell>
          <table:table-cell table:style-name="Tableau1.A2" office:value-type="string">
            <text:p text:style-name="P7">recherche tous le fichiers avec dans une partie du nom le text cpuinfo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8"><text:span text:style-name="T3">gedit &amp;</text:span><text:tab/></text:p>
          </table:table-cell>
          <table:table-cell table:style-name="Tableau1.A2" office:value-type="string">
            <text:p text:style-name="P7">ouvre le prog gedit mais laisse la main dans le terminal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8"><text:span text:style-name="T3">history | grep fdisk</text:span><text:tab/></text:p>
          </table:table-cell>
          <table:table-cell table:style-name="Tableau1.A2" office:value-type="string">
            <text:p text:style-name="P7">fait l'historique des <text:s/>commandes avec un fdisk note dans la command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id</text:p>
          </table:table-cell>
          <table:table-cell table:style-name="Tableau1.A2" office:value-type="string">
            <text:p text:style-name="P10">Donne les infos sur l'utilisateur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Id lozano</text:p>
          </table:table-cell>
          <table:table-cell table:style-name="Tableau1.A2" office:value-type="string">
            <text:p text:style-name="P10">Donne l'UID de lozano et les groupes auquel il appartient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8"><text:span text:style-name="T3">locate firefox</text:span><text:tab/></text:p>
          </table:table-cell>
          <table:table-cell table:style-name="Tableau1.A2" office:value-type="string">
            <text:p text:style-name="P7">il trouve tout ce qui a attrait a firefox sur le pc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ls -l *.doc</text:p>
          </table:table-cell>
          <table:table-cell table:style-name="Tableau1.A2" office:value-type="string">
            <text:p text:style-name="P10">pour lister tous les fichiers .doc dans le repertoire où l'on se trouv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<text:span text:style-name="T1">ls . (+2 fois tab)</text:span><text:span text:style-name="T2"><text:tab/></text:span></text:p>
          </table:table-cell>
          <table:table-cell table:style-name="Tableau1.A2" office:value-type="string">
            <text:p text:style-name="P3">pour voir tous les fichiers cachés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ls abc*</text:p>
          </table:table-cell>
          <table:table-cell table:style-name="Tableau1.A2" office:value-type="string">
            <text:p text:style-name="P10">Liste les fichiers du repertoire qui comance par abc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<text:span text:style-name="T3">ls mk&lt;tab&gt;&lt;tab&gt;</text:span><text:tab/></text:p>
          </table:table-cell>
          <table:table-cell table:style-name="Tableau1.A2" office:value-type="string">
            <text:p text:style-name="P3">pour formater les partitions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ls nomfichier.??x</text:p>
          </table:table-cell>
          <table:table-cell table:style-name="Tableau1.A2" office:value-type="string">
            <text:p text:style-name="P10">Liste tous les fichiers s'apelant nomfichier et ayant une extension se terminant par x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mkdir</text:p>
          </table:table-cell>
          <table:table-cell table:style-name="Tableau1.A2" office:value-type="string">
            <text:p text:style-name="P10"><text:s/>Crée un repertoire </text:p>
          </table:table-cell>
          <table:table-cell table:style-name="Tableau1.C2" office:value-type="string"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P4"><text:span text:style-name="T3">mkdir /mnt/usb1</text:span><text:tab/></text:p>
          </table:table-cell>
          <table:table-cell table:style-name="Tableau1.A2" office:value-type="string">
            <text:p text:style-name="P3">créer un repertoire usb1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>mount -o loop nom.iso /mnt/iso<text:tab/></text:p>
          </table:table-cell>
          <table:table-cell table:style-name="Tableau1.A2" office:value-type="string">
            <text:p text:style-name="P7">pour ramener l'image iso dans le repertoire iso créé.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<text:span text:style-name="T3">mount /dev/sdb1 /mnt/usb1</text:span><text:tab/></text:p>
          </table:table-cell>
          <table:table-cell table:style-name="Tableau1.A2" office:value-type="string">
            <text:p text:style-name="P3">pour monter un peripherique usb1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mv</text:p>
          </table:table-cell>
          <table:table-cell table:style-name="Tableau1.A2" office:value-type="string">
            <text:p text:style-name="P10">Renomme ou deplac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<text:span text:style-name="T1">passwd prof</text:span><text:span text:style-name="T2"><text:tab/><text:tab/></text:span></text:p>
          </table:table-cell>
          <table:table-cell table:style-name="Tableau1.A2" office:value-type="string">
            <text:p text:style-name="P3">créé un mot de passe pour l'utilisateur prof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pwd</text:p>
          </table:table-cell>
          <table:table-cell table:style-name="Tableau1.A2" office:value-type="string">
            <text:p text:style-name="P10">Donne le chemin où l'on se trouve depuis la racin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rm -ri age.c</text:p>
          </table:table-cell>
          <table:table-cell table:style-name="Tableau1.A2" office:value-type="string">
            <text:p text:style-name="P10">Efface le fichier age.c en demandant une confirmation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8"><text:span text:style-name="T3">rpm -qi firefox</text:span> <text:tab/></text:p>
          </table:table-cell>
          <table:table-cell table:style-name="Tableau1.A2" office:value-type="string">
            <text:p text:style-name="P7">done les infos sur firefox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rzinc <text:tab/><text:tab/></text:p>
          </table:table-cell>
          <table:table-cell table:style-name="Tableau1.A2" office:value-type="string">
            <text:p text:style-name="P10">pour synchroniser les repertoires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<text:span text:style-name="T1">stat /home/etudiant</text:span><text:span text:style-name="T2"><text:tab/><text:tab/></text:span></text:p>
          </table:table-cell>
          <table:table-cell table:style-name="Tableau1.A2" office:value-type="string">
            <text:p text:style-name="P3">donne tout ce qui a été fait sur le pc par l'utilisateur etudiant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1">sudo cat /etc/shadow<text:tab/></text:p>
          </table:table-cell>
          <table:table-cell table:style-name="Tableau1.A2" office:value-type="string">
            <text:p text:style-name="P12">pour voir les passwd cryptés des differents utilisateurs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tar<text:tab/></text:p>
          </table:table-cell>
          <table:table-cell table:style-name="Tableau1.A2" office:value-type="string">
            <text:p text:style-name="P10">pour decompresser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<text:span text:style-name="T3">umount /mnt/usb1</text:span><text:tab/></text:p>
          </table:table-cell>
          <table:table-cell table:style-name="Tableau1.A2" office:value-type="string">
            <text:p text:style-name="P3">pour supprimer le dossier usb1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<text:span text:style-name="T1">user prof</text:span><text:span text:style-name="T2"><text:tab/></text:span></text:p>
          </table:table-cell>
          <table:table-cell table:style-name="Tableau1.A2" office:value-type="string">
            <text:p text:style-name="P3">acceder à utilisateur prof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<text:span text:style-name="T1">useradd prof<text:tab/></text:span><text:span text:style-name="T2"><text:tab/></text:span></text:p>
          </table:table-cell>
          <table:table-cell table:style-name="Tableau1.A2" office:value-type="string">
            <text:p text:style-name="P3">ajouter un utilisateur nome prof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whoami</text:p>
          </table:table-cell>
          <table:table-cell table:style-name="Tableau1.A2" office:value-type="string">
            <text:p text:style-name="P10">Donne le nom de l'utilisateur sous lequel on est connect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>Yum install httpd<text:span text:style-name="T4"><text:tab/></text:span></text:p>
          </table:table-cell>
          <table:table-cell table:style-name="Tableau1.A2" office:value-type="string">
            <text:p text:style-name="P7">pour telecharger et installer un serveur web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>yum update<text:span text:style-name="T4"><text:tab/><text:tab/></text:span></text:p>
          </table:table-cell>
          <table:table-cell table:style-name="Tableau1.A2" office:value-type="string">
            <text:p text:style-name="P7">telecharger toutes les mises a jour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0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0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0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0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0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0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10-16T12:43:53</meta:creation-date>
    <dc:date>2012-10-16T22:03:45</dc:date>
    <dc:creator>Compte etudiant</dc:creator>
    <meta:editing-duration>PT10M44S</meta:editing-duration>
    <meta:editing-cycles>2</meta:editing-cycles>
    <meta:generator>LibreOffice/3.5$Linux_x86 LibreOffice_project/350m1$Build-2</meta:generator>
    <meta:document-statistic meta:table-count="1" meta:image-count="0" meta:object-count="0" meta:page-count="2" meta:paragraph-count="101" meta:word-count="513" meta:character-count="2990" meta:non-whitespace-character-count="2518"/>
  </office:meta>
</office:document-meta>
</file>